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fallait vraiment trouver une solution à ce problème. Quel que soit l'endroit où il se rendait, Edward trouvait toujours le moyen de se perdre. On aurait presque pu penser qu'il le faisait exprès mais non, il n'en était rien. Le garçon avait simplement le pire sens de l'orientation du monde. Ca et son incapacité chronique à faire attention à ce qui l'entourait, le rendant inapte à repérer les endroits par lesquels il était déjà passé. Et alors quand le lieu en question était un lieu qu'il ne connaissait pas ou peu, c'était la totale. </text:p>
      <text:p text:style-name="Standard"/>
      <text:p text:style-name="Standard">Le « QG », puisque c'est ainsi qu'ils -les autres Nephils- appelaient cet endroit, ne faisait pas exception à la règle. Situé dans une ancienne usine enterrée sous terre, il s'agissait d'un véritable dédale et quelques jours seulement après son arrivée dans le groupe, Edward était encore bien incapable de s'y repérer. A cet instant, par exemple, il était en train de chercher la salle d'entraînement qu'on lui avait conseillé de fréquenter régulièrement -surtout au début, pendant les premiers mois où il devrait se faire à ses nouveaux pouvoirs. On lui avait indiqué une direction à suivre et le blondin l'avait suivie consciencieusement.</text:p>
      <text:p text:style-name="Standard"/>
      <text:p text:style-name="Standard">Alors comment diable se retrouvait-il à présent au beau milieu d'une gigantesque bibliothèque ?</text:p>
      <text:p text:style-name="Standard"/>
      <text:p text:style-name="Standard">Aussi intéressante que fut cette question, Edward était contraint de remettre sa résolution à plus tard. Si tous ces livres qui l'entouraient lui donnaient envie de s'y plonger pour apprendre des tonnes de choses une prochaine fois -si tant est qu'il retrouve le chemin de la bibliothèque, ça n'était pas ce pourquoi il était venu aujourd'hui. Il cherchait à apprendre à se battre et utiliser ses pouvoirs. On lui avait dit que quelqu'un pourrait sûrement l'aider dans cette tâche, mais pour ça il devait se rendre à la salle avant que tout le monde n'en parte. Le blondin se rendit d'ailleurs compte qu'il avait perdu un temps non négligeable dans ces considérations au lieu de bel et bien chercher la salle en question et il accéléra donc le pas pour trouver la sortie. Il tourna au coin d'un rayon, se fiant à ses souvenirs de par où il était entré... Et tomba sur un compatriote. Littéralement.</text:p>
      <text:p text:style-name="Standard"/>
      <text:p text:style-name="Standard">Le pauvre bougre était en train de parcourir le rayon, absorbé dans ce qui semblait être une recherche méticuleuse, et ne le vit pas venir. Edward le percuta de plein fouet et, emporté par son élan, fut projeté au sol. Le blondin se retrouva le cul sur le sol dallé froid de la bibliothèque dans un juron et sa rencontre fortuite du jour aspergé par le contenu d'une bouteille de ce qui semblait être de la bière. Super. Voilà qui allait encore retarder un entraînement qui commençait prendre une tournure chimérique. Toujours planté dans le sol, l'adolescent se massa le fessier en regardant le type dans lequel il venait de rentrer, son éternel air ahuri sur le visage.</text:p>
      <text:p text:style-name="Standard"/>
      <text:p text:style-name="Standard">-J'crois qu'on a pas le droit de boire dans la bibliothèque.</text:p>
      <text:p text:style-name="P1">Tout en continuant à masser son coccyx toujours douloureux, Edward observa un peu plus en détail le type qu'il venait de percuter. Plutôt grand, des petites lunettes carrées, un air blasé à faire fuir un clown, il n'était pas loin d'être l'exact antonyme du garçon aussi bien dans l'attitude que dans l'impression qu'il dégageait de prime abord. Il paraissait plus vieux d'une bonne décennie et même les traits marqués de son visage s'opposaient à ceux juvéniles d'Edward. Un rictus déforma les lèvres de celui-ci alors qu'il ne pouvait s'empêcher de penser qu'à eux deux, ils formaient une sorte d’Équilibre comme il l'aimait tant.</text:p>
      <text:p text:style-name="Standard"/>
      <text:p text:style-name="Standard">L'homme en question se mit à râler en constatant l'étendue des dégâts provoqués par la calamité ambulante, ce qui en toute franchise ne fit ni chaud, ni froid au blondin qui n'écouta absolument pas ce qu'il était en train de lui dire, trop occupé qu'il était à décortiquer son interlocuteur du regard. Edward avait même plissé les yeux comme pour mieux voir, et sa tête s'était légèrement penchée sur le côté. Il avait déjà complètement décroché, et cela se voyait. Au bout d'un moment heureusement, le garçon réalisa que le silence s'était à nouveau installé et que l'autre gars semblait attendre une réponse de sa part.</text:p>
      <text:p text:style-name="Standard"/>
      <text:p text:style-name="Standard">-Euh... pard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2T18:34:31.80</meta:creation-date>
    <dc:date>2017-07-08T17:27:27.62</dc:date>
    <meta:editing-duration>PT49M18S</meta:editing-duration>
    <meta:editing-cycles>80</meta:editing-cycles>
    <meta:generator>OpenOffice/4.1.2$Win32 OpenOffice.org_project/412m3$Build-9782</meta:generator>
    <meta:document-statistic meta:table-count="0" meta:image-count="0" meta:object-count="0" meta:page-count="2" meta:paragraph-count="9" meta:word-count="709" meta:character-count="4176"/>
  </office:meta>
</office:document-meta>
</file>